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6.614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familil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1" table:number-columns-repeated="16380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user_modify<text:s/></text:p>
          </table:table-cell>
          <table:table-cell office:value-type="string" table:style-name="ce2">
            <text:p>date_modify<text:s text:c="2"/></text:p>
          </table:table-cell>
          <table:table-cell office:value-type="string" table:style-name="ce1">
            <text:p>activ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DICAMENTS</text:p>
          </table:table-cell>
          <table:table-cell office:value-type="string" table:style-name="ce1">
            <text:p>KHERRAZI</text:p>
          </table:table-cell>
          <table:table-cell office:value-type="date" office:date-value="2020-06-10T10:49:38" table:style-name="ce2">
            <text:p>2020-06-10 10:49:3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EDICAMENTS DE CHIMIOTHÉRAPIE</text:p>
          </table:table-cell>
          <table:table-cell office:value-type="string" table:style-name="ce1">
            <text:p>KHERRAZI</text:p>
          </table:table-cell>
          <table:table-cell office:value-type="date" office:date-value="2020-06-10T10:50:36" table:style-name="ce2">
            <text:p>2020-06-10 10:50:3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ÉDICAMENTS</text:p>
          </table:table-cell>
          <table:table-cell office:value-type="string" table:style-name="ce1">
            <text:p>SIVSA</text:p>
          </table:table-cell>
          <table:table-cell office:value-type="date" office:date-value="2017-01-13T05:36:38" table:style-name="ce2">
            <text:p>2017-01-13 5:36:3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MÉDICAMENTS TABLEAU B</text:p>
          </table:table-cell>
          <table:table-cell office:value-type="string" table:style-name="ce1">
            <text:p>KHERRAZI</text:p>
          </table:table-cell>
          <table:table-cell office:value-type="date" office:date-value="2021-02-12T09:38:06" table:style-name="ce2">
            <text:p>2021-02-12 9:38: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DISPOSITIFS MEDICAUX</text:p>
          </table:table-cell>
          <table:table-cell office:value-type="string" table:style-name="ce1">
            <text:p>ENNACIRI</text:p>
          </table:table-cell>
          <table:table-cell office:value-type="date" office:date-value="2017-05-31T01:08:02" table:style-name="ce2">
            <text:p>2017-05-31 1:8: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CONSOMMALE DIVERS</text:p>
          </table:table-cell>
          <table:table-cell office:value-type="string" table:style-name="ce1">
            <text:p>ABDALLAH</text:p>
          </table:table-cell>
          <table:table-cell office:value-type="date" office:date-value="2019-09-27T12:18:59" table:style-name="ce2">
            <text:p>2019-09-27 12:18:5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CONS. ET REACTIFS LABORATOIRE</text:p>
          </table:table-cell>
          <table:table-cell office:value-type="string" table:style-name="ce1">
            <text:p>SIVSA</text:p>
          </table:table-cell>
          <table:table-cell office:value-type="date" office:date-value="2017-01-13T05:36:38" table:style-name="ce2">
            <text:p>2017-01-13 5:36:3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INSTRUMENTS TECHNIQUES</text:p>
          </table:table-cell>
          <table:table-cell office:value-type="string" table:style-name="ce1">
            <text:p>ABDALLAH</text:p>
          </table:table-cell>
          <table:table-cell office:value-type="date" office:date-value="2019-10-10T10:21:27" table:style-name="ce2">
            <text:p>2019-10-10 10:21:2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PRODUITS GAZ LIQUIDE</text:p>
          </table:table-cell>
          <table:table-cell office:value-type="string" table:style-name="ce1">
            <text:p>ABDALLAH</text:p>
          </table:table-cell>
          <table:table-cell office:value-type="date" office:date-value="2019-07-24T06:48:09" table:style-name="ce2">
            <text:p>2019-07-24 6:48: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PARA-PHARMACIE</text:p>
          </table:table-cell>
          <table:table-cell office:value-type="string" table:style-name="ce1">
            <text:p>SIVSA</text:p>
          </table:table-cell>
          <table:table-cell office:value-type="date" office:date-value="2017-01-13T05:36:38" table:style-name="ce2">
            <text:p>2017-01-13 5:36:3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LES LAITS ET COMPOSANTS</text:p>
          </table:table-cell>
          <table:table-cell office:value-type="string" table:style-name="ce1">
            <text:p>SIVSA</text:p>
          </table:table-cell>
          <table:table-cell office:value-type="date" office:date-value="2017-01-13T05:36:38" table:style-name="ce2">
            <text:p>2017-01-13 5:36:3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PRODUITS DEPOTS-IMPLANTABLES</text:p>
          </table:table-cell>
          <table:table-cell office:value-type="string" table:style-name="ce1">
            <text:p>ENNACIRI</text:p>
          </table:table-cell>
          <table:table-cell office:value-type="date" office:date-value="2017-03-03T12:23:39" table:style-name="ce2">
            <text:p>2017-03-03 12:23:3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MEDICAMENTS DE CHIMIOTHERAP.</text:p>
          </table:table-cell>
          <table:table-cell office:value-type="string" table:style-name="ce1">
            <text:p>SIVSA</text:p>
          </table:table-cell>
          <table:table-cell office:value-type="date" office:date-value="2017-01-13T05:36:38" table:style-name="ce2">
            <text:p>2017-01-13 5:36:3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A DEFINIR</text:p>
          </table:table-cell>
          <table:table-cell office:value-type="string" table:style-name="ce1">
            <text:p>SIVSA</text:p>
          </table:table-cell>
          <table:table-cell office:value-type="date" office:date-value="2017-01-13T05:36:38" table:style-name="ce2">
            <text:p>2017-01-13 5:36:3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/>
      <number:text>:</number:text>
      <number:seconds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meta:initial-creator>najim el guennouni</meta:initial-creator>
    <dc:creator>najim el guennouni</dc:creator>
    <meta:creation-date>2015-06-05T18:17:20Z</meta:creation-date>
    <dc:date>2022-02-21T09:15:48Z</dc:date>
  </office:meta>
</office:document-meta>
</file>